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00" style:font-name="Arial" style:font-name-complex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sterisk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terisk é uma implementação de uma central telefônica PBX (<text:span text:style-name="T1">Private Branch eXchange</text:span><text:span text:style-name="T2">)</text:span></text:p>
              </text:list-item>
              <text:list-item>
                <text:p><text:span text:style-name="T2">Criado em 1999</text:span></text:p>
              </text:list-item>
              <text:list-item>
                <text:p><text:span text:style-name="T1">Open Sourc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steris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Executa todas as funções de uma central telefônica convencional através das principais tecnologias de comunicação</text:p>
              </text:list-item>
              <text:list-item>
                <text:p><text:span text:style-name="T3">Como por exemplo linhas telefônicas analógicas, links de telefonia digital via placas de comunicação TDM (Time-Division Multiplexing), VoIP (Voice over IP) através dos protocolos SIP, H.323, IAX2, MGCP, Skinny, Google Talk, Skype, entre outro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steris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É possível adicionar mais recursos ao Asterisk, sendo através do seu próprio plano de discagem, módulos customizados escritos em linguagem C, ou scripts escritos em Asterisk Gateway Interface (AGI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" style:font-family-generic-asian="roman" style:font-size-asian="12pt" style:language-asian="hi" style:country-asian="IN"/>
    </style:style>
    <style:style style:name="WW_5f_CharLFO4LVL9" style:display-name="WW_CharLFO4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4LVL8" style:display-name="WW_CharLFO4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4LVL7" style:display-name="WW_CharLFO4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4LVL6" style:display-name="WW_CharLFO4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4LVL5" style:display-name="WW_CharLFO4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4LVL4" style:display-name="WW_CharLFO4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4LVL3" style:display-name="WW_CharLFO4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4LVL2" style:display-name="WW_CharLFO4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4LVL1" style:display-name="WW_CharLFO4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LVL9" style:display-name="WW_CharLFO3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LVL8" style:display-name="WW_CharLFO3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LVL7" style:display-name="WW_CharLFO3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LVL6" style:display-name="WW_CharLFO3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LVL5" style:display-name="WW_CharLFO3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LVL4" style:display-name="WW_CharLFO3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LVL3" style:display-name="WW_CharLFO3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LVL2" style:display-name="WW_CharLFO3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3LVL1" style:display-name="WW_CharLFO3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9" style:display-name="WW_CharLFO2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8" style:display-name="WW_CharLFO2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7" style:display-name="WW_CharLFO2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6" style:display-name="WW_CharLFO2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5" style:display-name="WW_CharLFO2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4" style:display-name="WW_CharLFO2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3" style:display-name="WW_CharLFO2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2" style:display-name="WW_CharLFO2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1" style:display-name="WW_CharLFO2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9" style:display-name="WW_CharLFO1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8" style:display-name="WW_CharLFO1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7" style:display-name="WW_CharLFO1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6" style:display-name="WW_CharLFO1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5" style:display-name="WW_CharLFO1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4" style:display-name="WW_CharLFO1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3" style:display-name="WW_CharLFO1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2" style:display-name="WW_CharLFO1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1" style:display-name="WW_CharLFO1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rte" style:family="graphic">
      <style:paragraph-properties style:text-autospace="none"/>
      <style:text-properties fo:font-weight="bold" style:font-weight-asian="bold" style:font-weight-complex="bold"/>
    </style:style>
    <style:style style:name="Fonte_20_parág._20_padrão" style:display-name="Fonte parág. padrão" style:family="graphic">
      <style:paragraph-properties style:text-autospace="none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rame_20_Contents" style:display-name="Frame Contents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egenda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ize="10pt" fo:font-style="italic" style:font-size-asian="10pt" style:font-style-asian="italic" style:font-size-complex="10pt" style:font-style-complex="italic"/>
    </style:style>
    <style:style style:name="textbox" style:family="graphic">
      <style:paragraph-properties fo:margin-top="0.871cm" fo:margin-bottom="0.871cm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pt" style:country-asian="BR"/>
    </style:style>
    <style:style style:name="Index" style:family="graphic">
      <style:paragraph-properties style:text-autospace="none"/>
    </style:style>
    <style:style style:name="Lista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LO-Normal" style:family="graphic">
      <style:paragraph-properties style:text-autospace="none"/>
      <style:text-properties style:use-window-font-color="true" fo:language="pt" fo:country="BR" style:letter-kerning="true" style:font-name-asian="F" style:font-family-generic-asian="roman" style:font-size-asian="12pt" style:language-asian="hi" style:country-asian="IN"/>
    </style:style>
    <style:style style:name="Título_20_2" style:display-name="Título 2" style:family="graphic">
      <style:paragraph-properties fo:margin-top="0.623cm" fo:margin-bottom="0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FreeSans" style:font-family-asian="FreeSans" style:font-pitch-asian="variable" style:font-size-asian="18pt" style:font-weight-asian="bold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20:45:28.475651971</meta:creation-date>
    <dc:date>2018-05-24T20:56:13.582308616</dc:date>
    <meta:editing-duration>PT10M48S</meta:editing-duration>
    <meta:editing-cycles>1</meta:editing-cycles>
    <meta:document-statistic meta:object-count="33"/>
    <meta:generator>LibreOffice/6.0.2.1$MacOSX_X86_64 LibreOffice_project/f7f06a8f319e4b62f9bc5095aa112a65d2f3ac89</meta:generator>
  </office:meta>
</office:document-meta>
</file>